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First_20_paragraph">
      <style:text-properties officeooo:paragraph-rsid="00171881"/>
    </style:style>
    <style:style style:name="P6" style:family="paragraph" style:parent-style-name="Text_20_body">
      <style:text-properties officeooo:paragraph-rsid="00171881"/>
    </style:style>
    <style:style style:name="P7" style:family="paragraph" style:parent-style-name="Preformatted_20_Text" style:list-style-name="L19"/>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paragraph-properties fo:margin-top="0cm" fo:margin-bottom="0cm" style:contextual-spacing="false"/>
    </style:style>
    <style:style style:name="P18" style:family="paragraph" style:parent-style-name="Text_20_body" style:list-style-name="L11">
      <style:paragraph-properties fo:margin-top="0cm" fo:margin-bottom="0cm" style:contextual-spacing="false"/>
    </style:style>
    <style:style style:name="P19" style:family="paragraph" style:parent-style-name="Text_20_body" style:list-style-name="L12">
      <style:paragraph-properties fo:margin-top="0cm" fo:margin-bottom="0cm" style:contextual-spacing="false"/>
    </style:style>
    <style:style style:name="P20" style:family="paragraph" style:parent-style-name="Text_20_body" style:list-style-name="L13">
      <style:paragraph-properties fo:margin-top="0cm" fo:margin-bottom="0cm" style:contextual-spacing="false"/>
    </style:style>
    <style:style style:name="P21" style:family="paragraph" style:parent-style-name="Text_20_body" style:list-style-name="L14">
      <style:paragraph-properties fo:margin-top="0cm" fo:margin-bottom="0cm" style:contextual-spacing="false"/>
    </style:style>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list-style-name="L17">
      <style:paragraph-properties fo:margin-top="0cm" fo:margin-bottom="0cm" style:contextual-spacing="false"/>
    </style:style>
    <style:style style:name="P25" style:family="paragraph" style:parent-style-name="Text_20_body" style:list-style-name="L18">
      <style:paragraph-properties fo:margin-top="0cm" fo:margin-bottom="0cm" style:contextual-spacing="false"/>
    </style:style>
    <style:style style:name="P26" style:family="paragraph" style:parent-style-name="Text_20_body" style:list-style-name="L19"/>
    <style:style style:name="P27" style:family="paragraph" style:parent-style-name="Text_20_body" style:list-style-name="L20">
      <style:paragraph-properties fo:margin-top="0cm" fo:margin-bottom="0cm" style:contextual-spacing="false"/>
    </style:style>
    <style:style style:name="P28" style:family="paragraph" style:parent-style-name="Text_20_body" style:list-style-name="L21">
      <style:paragraph-properties fo:margin-top="0cm" fo:margin-bottom="0cm" style:contextual-spacing="false"/>
    </style:style>
    <style:style style:name="P29" style:family="paragraph" style:parent-style-name="Text_20_body" style:list-style-name="L22">
      <style:paragraph-properties fo:margin-top="0cm" fo:margin-bottom="0cm" style:contextual-spacing="false"/>
    </style:style>
    <style:style style:name="P30" style:family="paragraph" style:parent-style-name="Text_20_body" style:list-style-name="L23">
      <style:paragraph-properties fo:margin-top="0cm" fo:margin-bottom="0cm" style:contextual-spacing="false"/>
    </style:style>
    <style:style style:name="P31" style:family="paragraph" style:parent-style-name="Text_20_body" style:list-style-name="L24">
      <style:paragraph-properties fo:margin-top="0cm" fo:margin-bottom="0cm" style:contextual-spacing="false"/>
    </style:style>
    <style:style style:name="P32" style:family="paragraph" style:parent-style-name="Text_20_body" style:list-style-name="L25">
      <style:paragraph-properties fo:margin-top="0cm" fo:margin-bottom="0cm" style:contextual-spacing="false"/>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8"><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9"><text:a xlink:type="simple" xlink:href="#research-questions---april-2024" text:style-name="Internet_20_link" text:visited-style-name="Visited_20_Internet_20_Link"><text:span text:style-name="Definition">Research Questions - April 2024</text:span></text:a></text:p>
            </text:list-item>
            <text:list-item>
              <text:p text:style-name="P9"><text:a xlink:type="simple" xlink:href="#introduction" text:style-name="Internet_20_link" text:visited-style-name="Visited_20_Internet_20_Link"><text:span text:style-name="Definition">Introduction</text:span></text:a></text:p>
              <text:list text:style-name="L3">
                <text:list-item>
                  <text:p text:style-name="P10"><text:a xlink:type="simple" xlink:href="#notes-on-structure-of-the-chapter" text:style-name="Internet_20_link" text:visited-style-name="Visited_20_Internet_20_Link"><text:span text:style-name="Definition">Notes on structure of the chapter</text:span></text:a></text:p>
                </text:list-item>
              </text:list>
            </text:list-item>
            <text:list-item>
              <text:p text:style-name="P9"><text:a xlink:type="simple" xlink:href="#observations-on-emergent-elements-of-agency-within-cultural-activity" text:style-name="Internet_20_link" text:visited-style-name="Visited_20_Internet_20_Link"><text:span text:style-name="Definition">Observations on emergent elements of agency within cultural activity</text:span></text:a></text:p>
              <text:list text:style-name="L4">
                <text:list-item>
                  <text:p text:style-name="P11"><text:a xlink:type="simple" xlink:href="#intro-to-this-section-on-planned-and-emergent-activity" text:style-name="Internet_20_link" text:visited-style-name="Visited_20_Internet_20_Link"><text:span text:style-name="Definition">Intro to this section (on planned and emergent activity)</text:span></text:a></text:p>
                  <text:list text:style-name="L5">
                    <text:list-item>
                      <text:p text:style-name="P12"><text:a xlink:type="simple" xlink:href="#recap-of-emerging-role-of-playtesting" text:style-name="Internet_20_link" text:visited-style-name="Visited_20_Internet_20_Link"><text:span text:style-name="Definition">Recap of Emerging role of playtesting</text:span></text:a></text:p>
                    </text:list-item>
                  </text:list>
                </text:list-item>
                <text:list-item>
                  <text:p text:style-name="P11"><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6">
                    <text:list-item>
                      <text:p text:style-name="P13"><text:a xlink:type="simple" xlink:href="#summary-home-funds-and-rqs" text:style-name="Internet_20_link" text:visited-style-name="Visited_20_Internet_20_Link"><text:span text:style-name="Definition">Summary: Home Funds and RQs</text:span></text:a></text:p>
                    </text:list-item>
                  </text:list>
                </text:list-item>
              </text:list>
            </text:list-item>
            <text:list-item>
              <text:p text:style-name="P9"><text:a xlink:type="simple" xlink:href="#observations-on-emerging-flexible-design-practices" text:style-name="Internet_20_link" text:visited-style-name="Visited_20_Internet_20_Link"><text:span text:style-name="Definition">Observations on emerging flexible design practices</text:span></text:a></text:p>
              <text:list text:style-name="L7">
                <text:list-item>
                  <text:p text:style-name="P14"><text:a xlink:type="simple" xlink:href="#observations-on-flexible-design-practices" text:style-name="Internet_20_link" text:visited-style-name="Visited_20_Internet_20_Link"><text:span text:style-name="Definition">Observations on Flexible Design Practices</text:span></text:a></text:p>
                </text:list-item>
                <text:list-item>
                  <text:p text:style-name="P14"><text:a xlink:type="simple" xlink:href="#observations-on-game-making-types" text:style-name="Internet_20_link" text:visited-style-name="Visited_20_Internet_20_Link"><text:span text:style-name="Definition">Observations on Game Making Types</text:span></text:a></text:p>
                </text:list-item>
                <text:list-item>
                  <text:p text:style-name="P14"><text:a xlink:type="simple" xlink:href="#the-potential-of-emergent-non-productive-activities" text:style-name="Internet_20_link" text:visited-style-name="Visited_20_Internet_20_Link"><text:span text:style-name="Definition">The potential of emergent “non-productive” activities</text:span></text:a></text:p>
                </text:list-item>
                <text:list-item>
                  <text:p text:style-name="P14"><text:a xlink:type="simple" xlink:href="#discussion-in-relation-to-other-research---beyond-design-cycle-stages" text:style-name="Internet_20_link" text:visited-style-name="Visited_20_Internet_20_Link"><text:span text:style-name="Definition">Discussion in relation to other research - beyond design cycle stages</text:span></text:a></text:p>
                </text:list-item>
                <text:list-item>
                  <text:p text:style-name="P14"><text:a xlink:type="simple" xlink:href="#on-game-jamming" text:style-name="Internet_20_link" text:visited-style-name="Visited_20_Internet_20_Link"><text:span text:style-name="Definition">On Game Jamming</text:span></text:a></text:p>
                </text:list-item>
                <text:list-item>
                  <text:p text:style-name="P14"><text:a xlink:type="simple" xlink:href="#recommendations-for-practice-based-on-developing-agency-of-participants---write-here-and-move-if-needed." text:style-name="Internet_20_link" text:visited-style-name="Visited_20_Internet_20_Link"><text:span text:style-name="Definition">Recommendations for practice based on developing agency of Participants - WRITE HERE AND MOVE IF NEEDED.</text:span></text:a></text:p>
                </text:list-item>
                <text:list-item>
                  <text:p text:style-name="P14"><text:a xlink:type="simple" xlink:href="#the-interaction-of-emergent-flexible-deign-practices-and-the-collection-of-game-design-patterns" text:style-name="Internet_20_link" text:visited-style-name="Visited_20_Internet_20_Link"><text:span text:style-name="Definition">The interaction of emergent / flexible deign practices and the collection of Game Design Patterns</text:span></text:a></text:p>
                </text:list-item>
              </text:list>
            </text:list-item>
            <text:list-item>
              <text:p text:style-name="P9"><text:a xlink:type="simple" xlink:href="#on-the-drama-process" text:style-name="Internet_20_link" text:visited-style-name="Visited_20_Internet_20_Link"><text:span text:style-name="Definition">On the Drama Process</text:span></text:a></text:p>
              <text:list text:style-name="L8">
                <text:list-item>
                  <text:p text:style-name="P15"><text:a xlink:type="simple" xlink:href="#discussion-on-conflicts-associated-with-authenticity-of-audience" text:style-name="Internet_20_link" text:visited-style-name="Visited_20_Internet_20_Link"><text:span text:style-name="Definition">Discussion on conflicts associated with authenticity of audience</text:span></text:a></text:p>
                </text:list-item>
                <text:list-item>
                  <text:p text:style-name="P15"><text:a xlink:type="simple" xlink:href="#observations-on-use-of-side-missions-in-drama-process" text:style-name="Internet_20_link" text:visited-style-name="Visited_20_Internet_20_Link"><text:span text:style-name="Definition">Observations on use of side missions in drama process</text:span></text:a></text:p>
                  <text:list text:style-name="L9">
                    <text:list-item>
                      <text:p text:style-name="P1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item>
                  </text:list>
                </text:list-item>
                <text:list-item>
                  <text:p text:style-name="P15"><text:a xlink:type="simple" xlink:href="#discussion-on-dimensions-of-authenticity-and-process-drama" text:style-name="Internet_20_link" text:visited-style-name="Visited_20_Internet_20_Link"><text:span text:style-name="Definition">Discussion on dimensions of authenticity and Process Drama</text:span></text:a></text:p>
                </text:list-item>
                <text:list-item>
                  <text:p text:style-name="P15"><text:a xlink:type="simple" xlink:href="#discussion-on-making-types-and-process-drama-side-missions" text:style-name="Internet_20_link" text:visited-style-name="Visited_20_Internet_20_Link"><text:span text:style-name="Definition">Discussion on making types and process drama / side missions</text:span></text:a></text:p>
                </text:list-item>
                <text:list-item>
                  <text:p text:style-name="P15"><text:a xlink:type="simple" xlink:href="#discussion-on-drama-process-and-agency" text:style-name="Internet_20_link" text:visited-style-name="Visited_20_Internet_20_Link"><text:span text:style-name="Definition">Discussion on Drama Process and Agency</text:span></text:a></text:p>
                </text:list-item>
                <text:list-item>
                  <text:p text:style-name="P15"><text:a xlink:type="simple" xlink:href="#positive-affective-space-within-a-drama-process" text:style-name="Internet_20_link" text:visited-style-name="Visited_20_Internet_20_Link"><text:span text:style-name="Definition">Positive affective space within a drama process</text:span></text:a></text:p>
                  <text:list text:style-name="L10">
                    <text:list-item>
                      <text:p text:style-name="P17"><text:a xlink:type="simple" xlink:href="#reflection-on-reflecting-in-role" text:style-name="Internet_20_link" text:visited-style-name="Visited_20_Internet_20_Link"><text:span text:style-name="Definition">Reflection on reflecting in role</text:span></text:a></text:p>
                    </text:list-item>
                    <text:list-item>
                      <text:p text:style-name="P17"><text:a xlink:type="simple" xlink:href="#discussion-on-mediated-chat-and-potential-for-addressing-contradictions-in-activity" text:style-name="Internet_20_link" text:visited-style-name="Visited_20_Internet_20_Link"><text:span text:style-name="Definition">Discussion on mediated chat and potential for addressing contradictions in activity</text:span></text:a></text:p>
                    </text:list-item>
                    <text:list-item>
                      <text:p text:style-name="P17"><text:a xlink:type="simple" xlink:href="#concluding-remarks-on-process-drama" text:style-name="Internet_20_link" text:visited-style-name="Visited_20_Internet_20_Link"><text:span text:style-name="Definition">Concluding remarks on process drama</text:span></text:a></text:p>
                    </text:list-item>
                  </text:list>
                </text:list-item>
              </text:list>
            </text:list-item>
            <text:list-item>
              <text:p text:style-name="P9"><text:a xlink:type="simple" xlink:href="#discussion-section---metaphors-on-developing-agency" text:style-name="Internet_20_link" text:visited-style-name="Visited_20_Internet_20_Link"><text:span text:style-name="Definition">Discussion section - Metaphors on developing agency</text:span></text:a></text:p>
              <text:list text:style-name="L11">
                <text:list-item>
                  <text:p text:style-name="P18"><text:a xlink:type="simple" xlink:href="#dual-stimulation-and-conceptions-of-agency" text:style-name="Internet_20_link" text:visited-style-name="Visited_20_Internet_20_Link"><text:span text:style-name="Definition">Dual stimulation and conceptions of agency</text:span></text:a></text:p>
                </text:list-item>
                <text:list-item>
                  <text:p text:style-name="P18"><text:a xlink:type="simple" xlink:href="#metaphors" text:style-name="Internet_20_link" text:visited-style-name="Visited_20_Internet_20_Link"><text:span text:style-name="Definition">Metaphors</text:span></text:a></text:p>
                  <text:list text:style-name="L12">
                    <text:list-item>
                      <text:p text:style-name="P19"><text:a xlink:type="simple" xlink:href="#kedging-anchor-metaphor" text:style-name="Internet_20_link" text:visited-style-name="Visited_20_Internet_20_Link"><text:span text:style-name="Definition">Kedging anchor metaphor</text:span></text:a></text:p>
                    </text:list-item>
                    <text:list-item>
                      <text:p text:style-name="P19"><text:a xlink:type="simple" xlink:href="#affordances-as-catching-points-metaphor" text:style-name="Internet_20_link" text:visited-style-name="Visited_20_Internet_20_Link"><text:span text:style-name="Definition">Affordances as catching points metaphor</text:span></text:a></text:p>
                    </text:list-item>
                  </text:list>
                </text:list-item>
                <text:list-item>
                  <text:p text:style-name="P18"><text:a xlink:type="simple" xlink:href="#playgrounds-and-sheltered-harbours" text:style-name="Internet_20_link" text:visited-style-name="Visited_20_Internet_20_Link"><text:span text:style-name="Definition">Playgrounds and sheltered harbours</text:span></text:a></text:p>
                  <text:list text:style-name="L13">
                    <text:list-item>
                      <text:p text:style-name="P20"><text:a xlink:type="simple" xlink:href="#nurturing-agency-by-creating-space-for-emergent-practices" text:style-name="Internet_20_link" text:visited-style-name="Visited_20_Internet_20_Link"><text:span text:style-name="Definition">Nurturing agency by creating space for emergent practices</text:span></text:a></text:p>
                    </text:list-item>
                  </text:list>
                </text:list-item>
              </text:list>
            </text:list-item>
            <text:list-item>
              <text:p text:style-name="P9"><text:a xlink:type="simple" xlink:href="#exploring-conceptions-of-agency-via-a-synthesis-of-the-findings-of-this-study-using-metaphors-above" text:style-name="Internet_20_link" text:visited-style-name="Visited_20_Internet_20_Link"><text:span text:style-name="Definition">Exploring conceptions of agency via a synthesis of the findings of this study (using metaphors above)</text:span></text:a></text:p>
              <text:list text:style-name="L14">
                <text:list-item>
                  <text:p text:style-name="P21"><text:a xlink:type="simple" xlink:href="#discussion-on-agency-concerning-tools-and-resources-authenticity-in-particular" text:style-name="Internet_20_link" text:visited-style-name="Visited_20_Internet_20_Link"><text:span text:style-name="Definition">Discussion on agency concerning tools and resources (authenticity in particular)</text:span></text:a></text:p>
                  <text:list text:style-name="L15">
                    <text:list-item>
                      <text:p text:style-name="P22"><text:a xlink:type="simple" xlink:href="#increased-scaffolding-of-tools-can-increase-instrumental-agency-but-at-what-cost" text:style-name="Internet_20_link" text:visited-style-name="Visited_20_Internet_20_Link"><text:span text:style-name="Definition">Increased scaffolding of tools can increase instrumental agency but at what cost?</text:span></text:a></text:p>
                    </text:list-item>
                    <text:list-item>
                      <text:p text:style-name="P22"><text:a xlink:type="simple" xlink:href="#different-black-boxes-for-different-goals" text:style-name="Internet_20_link" text:visited-style-name="Visited_20_Internet_20_Link"><text:span text:style-name="Definition">Different black boxes for different goals</text:span></text:a></text:p>
                    </text:list-item>
                    <text:list-item>
                      <text:p text:style-name="P22"><text:a xlink:type="simple" xlink:href="#the-potentially-awesome-impact-of-lifting-the-lid-on-authentic-technologies" text:style-name="Internet_20_link" text:visited-style-name="Visited_20_Internet_20_Link"><text:span text:style-name="Definition">The potentially awesome impact of lifting the lid on authentic technologies</text:span></text:a></text:p>
                    </text:list-item>
                    <text:list-item>
                      <text:p text:style-name="P22"><text:a xlink:type="simple" xlink:href="#exploring-characteristics-of-the-learning-design-using-different-dimensions-of-agency-previous-metaphors" text:style-name="Internet_20_link" text:visited-style-name="Visited_20_Internet_20_Link"><text:span text:style-name="Definition">Exploring characteristics of the learning design using different dimensions of agency &amp; previous metaphors</text:span></text:a></text:p>
                    </text:list-item>
                    <text:list-item>
                      <text:p text:style-name="P22"><text:a xlink:type="simple" xlink:href="#agency-in-response-to-a-series-of-second-stimuli-aimed-at-participant-identity" text:style-name="Internet_20_link" text:visited-style-name="Visited_20_Internet_20_Link"><text:span text:style-name="Definition">Agency in response to a series of second stimuli aimed at participant identity</text:span></text:a></text:p>
                    </text:list-item>
                  </text:list>
                </text:list-item>
              </text:list>
            </text:list-item>
            <text:list-item>
              <text:p text:style-name="P9"><text:a xlink:type="simple" xlink:href="#summary-of-implications-for-practice-to-encourage-agency" text:style-name="Internet_20_link" text:visited-style-name="Visited_20_Internet_20_Link"><text:soft-page-break/><text:span text:style-name="Definition">Summary of implications for practice to encourage agency</text:span></text:a></text:p>
              <text:list text:style-name="L16">
                <text:list-item>
                  <text:p text:style-name="P23"><text:a xlink:type="simple" xlink:href="#asking-questions-about-the-challenge-of-applying-this-model-to-classroom-environments." text:style-name="Internet_20_link" text:visited-style-name="Visited_20_Internet_20_Link"><text:span text:style-name="Definition">Asking questions about the challenge of applying this model to classroom environments.</text:span></text:a></text:p>
                  <text:list text:style-name="L17">
                    <text:list-item>
                      <text:p text:style-name="P24"><text:a xlink:type="simple" xlink:href="#divining-authentic-frameworks" text:style-name="Internet_20_link" text:visited-style-name="Visited_20_Internet_20_Link"><text:span text:style-name="Definition">Divining authentic frameworks</text:span></text:a></text:p>
                    </text:list-item>
                    <text:list-item>
                      <text:p text:style-name="P24"><text:a xlink:type="simple" xlink:href="#keeping-hard-fun-hard" text:style-name="Internet_20_link" text:visited-style-name="Visited_20_Internet_20_Link"><text:span text:style-name="Definition">Keeping hard fun hard</text:span></text:a></text:p>
                    </text:list-item>
                  </text:list>
                </text:list-item>
              </text:list>
            </text:list-item>
            <text:list-item>
              <text:p text:style-name="P9"><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item>
              <text:p text:style-name="P9"><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8">
        <text:list-item>
          <text:p text:style-name="P25">What <text:span text:style-name="T1">barriers</text:span> contradictions arose in participation in this research’s game coding processes and what pedagogical tools and processes are available to address these contradictions?</text:p>
        </text:list-item>
        <text:list-item>
          <text:p text:style-name="P25">How can game design patterns support the development of coding practices with novices?</text:p>
        </text:list-item>
        <text:list-item>
          <text:p text:style-name="P25">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explores emergent cultural and community activity, deepens discussion on interpersonal activity and implications for dimensions of tool use on learner agenc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and practical tools of this game making program, particularly in reference to the building of agency?</text:p>
      <text:p text:style-name="Text_20_body">Thus mostly addressing RQ3. However to do this, the chapter builds on the work of previous chapters and in doing so discusses aspects of all three research questions.</text:p>
      <text:p text:style-name="Text_20_body">For example, in the previous chapter explored the use of GDPs in varied ways which combined to provide a useful structure to orient project work. The community themes is developed in this chapter in the following ways:</text:p>
      <text:list text:style-name="L19">
        <text:list-item>
          <text:p text:style-name="P26">emerging use of narratives and graphics which drawing on home funds of knowledge</text:p>
          <text:p text:style-name="P7">&lt;!-- - playtesting as a social process; play testing and embodied participation in the games of others - community concepts and norming behaviour emerging during playtesting --&gt;</text:p>
        </text:list-item>
        <text:list-item>
          <text:p text:style-name="P26">the emergence of flexible and complex design behaviours.</text:p>
        </text:list-item>
      </text:list>
      <text:p text:style-name="First_20_paragraph">This section includes evidence and discussion in relation with other research on these aspects.</text:p>
      <text:p text:style-name="Text_20_body">The next section of the chapter addresses evidence of reactions and development of the drama process introduced in chapter five. THIS SECTION INVOLVES RESTRUCTURING LINK BETWEEN CH 5 AND THIS ONE. MOVE REACTION HERE.</text:p>
      <text:p text:style-name="Text_20_body">The chapter then begins a discussion on the overall design context, tensions and evolution of tool use. Particular attention is given to the implications of design decisions and scaffolding approaches to tool use. WHAT RQS DOES THIS ANSWER AND WHY? STEER TO RQ3 ON AGENCY</text:p>
      <text:p text:style-name="Text_20_body"><text:soft-page-break/>It also begins to ask questions about the possible application of this approach to classroom contexts.</text:p>
      <text:p text:style-name="Text_20_body">The chapter ends with a discussion on wider concerns of designing for learner agency. Here I synthesise analysis on processes which support learners to develop agency in this game making community and the role of different levels of authenticity.</text:p>
      <text:p text:style-name="Text_20_body">Some sections here including discussion on element of the introduced drama processe explore how facilitators can encourage emergent processes as part of an introduced design. This discussion chapter uses this conceptual spectrum as a way to explore an analyis of different aspects of agency aand inclusive pedagogies.</text:p>
      <text:h text:style-name="Heading_20_2" text:outline-level="2"><text:bookmark-start text:name="observations-on-emergent-elements-of-agency-within-cultural-activity"/>Observations on emergent elements of agency within cultural activity<text:bookmark-end text:name="observations-on-emergent-elements-of-agency-within-cultural-activity"/></text:h>
      <text:p text:style-name="First_20_paragraph">This section describes and discusses some of the emergent, flexible and adaptive design practices that I observed in video data.</text:p>
      <text:p text:style-name="Text_20_body">I also discuss these findings in line with existing research in relevant areas.</text:p>
      <text:h text:style-name="Heading_20_3" text:outline-level="3"><text:bookmark-start text:name="intro-to-this-section-on-planned-and-emergent-activity"/>Intro to this section (on planned and emergent activity)<text:bookmark-end text:name="intro-to-this-section-on-planned-and-emergent-activity"/></text:h>
      <text:p text:style-name="First_20_paragraph">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4" text:outline-level="4"><text:bookmark-start text:name="recap-of-emerging-role-of-playtesting"/>Recap of Emerging role of playtesting<text:bookmark-end text:name="recap-of-emerging-role-of-playtesting"/></text:h>
      <text:p text:style-name="First_20_paragraph">The emerging character of playtesting in this design (explored in Chapter 5) is another example of a process which began in as an introduced activity. Namely:</text:p>
      <text:h text:style-name="Heading_20_3" text:outline-level="3"><text:bookmark-start text:name="emerging-use-of-narratives-and-graphics-which-drawing-on-home-funds-of-knowledge"/><text:soft-page-break/>Emerging use of narratives and graphics which drawing on home funds of knowledge<text:bookmark-end text:name="emerging-use-of-narratives-and-graphics-which-drawing-on-home-funds-of-knowledge"/></text:h>
      <text:p text:style-name="P3">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kuuxfi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YQxk1p4WQX"/>(Papert, 1980; Resnick, 2012)<text:reference-mark-end text:name="ZOTERO_ITEM CSL_CITATION {&quot;citationID&quot;:&quot;kuuxfith&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YQxk1p4WQX"/>. It also aligns with PBL literature which advocates the personalisation of projects and the value of exploring concepts using home funds of knowledge <text:reference-mark-start text:name="ZOTERO_ITEM CSL_CITATION {&quot;citationID&quot;:&quot;pagduek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y8tQaltSGb"/>(Moje et al., 2001)<text:reference-mark-end text:name="ZOTERO_ITEM CSL_CITATION {&quot;citationID&quot;:&quot;pagduek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y8tQaltSGb"/></text:p>
      <text:p text:style-name="Text_20_body"><text:soft-page-break/>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zhunukx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f4pMwAFMlE"/>(Gabler et al., 2005)<text:reference-mark-end text:name="ZOTERO_ITEM CSL_CITATION {&quot;citationID&quot;:&quot;zhunukxh&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f4pMwAFMlE"/>. HOW TO EXTEND?</text:p>
      <text:h text:style-name="Heading_20_2" text:outline-level="2"><text:bookmark-start text:name="observations-on-emerging-flexible-design-practices"/>Observations on emerging flexible design practices<text:bookmark-end text:name="observations-on-emerging-flexible-design-practices"/></text:h>
      <text:p text:style-name="First_20_paragraph">To restructure. More evidence on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four, one of area of contractions was the dysfunctional group work which was freed up by allowing greater atomisation and greater scaffolding of tool use.</text:p>
      <text:p text:style-name="Text_20_body">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p text:style-name="P4">Describing Design Cycles as a design process for novices</text:p>
      <text:p text:style-name="Text_20_body">As explored in the literature review design stages as a conceptual design tool is common in CS education, e.g. Resnick’s creative learning spiral <text:reference-mark-start text:name="ZOTERO_ITEM CSL_CITATION {&quot;citationID&quot;:&quot;jbalbgzx&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9T2ITgitwc"/>(Resnick, 2007:2)<text:reference-mark-end text:name="ZOTERO_ITEM CSL_CITATION {&quot;citationID&quot;:&quot;jbalbgzx&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9T2ITgitwc"/>.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yyshtqjr&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p6wvtMDtUe"/>(Kuby, 2016)<text:reference-mark-end text:name="ZOTERO_ITEM CSL_CITATION {&quot;citationID&quot;:&quot;yyshtqjr&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p6wvtMDtUe"/></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prwlykvr&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Dbb6h4nXnV"/>(Resnick, 2007:2)<text:reference-mark-end text:name="ZOTERO_ITEM CSL_CITATION {&quot;citationID&quot;:&quot;prwlykvr&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Dbb6h4nXnV"/>. The following writing discusses the value of flexible approach to design processes observated in my research.</text:p>
      <text:h text:style-name="Heading_20_4" text:outline-level="4"><text:bookmark-start text:name="observations-on-flexible-design-practices"/><text:soft-page-break/>Observations on Flexible Design Practices<text:bookmark-end text:name="observations-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h text:style-name="Heading_20_4" text:outline-level="4"><text:bookmark-start text:name="observations-on-game-making-types"/>Observations on Game Making Types<text:bookmark-end text:name="observations-on-game-making-typ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text:soft-page-break/>which is at times quite unfocused but also shared. In retrospect, many of the social missions explored above encouraged activity outside of established design stages. For example the lively discussion about game playing in response to the mission to <text:span text:style-name="T3">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able:table-row>
          <table:table-cell table:style-name="Table1.A1" office:value-type="string">
            <text:p text:style-name="Table_20_Contents"><text:span text:style-name="T2">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A Molly laughs. Nadine, the child of Molly bounces up in place and smiles broadly.</text:p>
          </table:table-cell>
        </table:table-row>
      </table:table>
      <text:p text:style-name="First_20_paragraph">In summary, it is of value to create spaces to leverage the potential of these in-between moments for participants.</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beyond-design-cycle-stages"/>Discussion in relation to other research - beyond design cycle stages<text:bookmark-end text:name="discussion-in-relation-to-other-research---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huhlfeho&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YKP97v1noA"/>(Goddard et al., 2014)<text:reference-mark-end text:name="ZOTERO_ITEM CSL_CITATION {&quot;citationID&quot;:&quot;huhlfeho&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YKP97v1noA"/>.</text:p>
      <text:p text:style-name="Text_20_body">Other relevant perspectives include rhizomatic design approaches <text:reference-mark-start text:name="ZOTERO_ITEM CSL_CITATION {&quot;citationID&quot;:&quot;jtjhgpgd&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64SFaSEf36"/>(de Freitas, 2012)<text:reference-mark-end text:name="ZOTERO_ITEM CSL_CITATION {&quot;citationID&quot;:&quot;jtjhgpgd&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64SFaSEf36"/>. Research exists on the promise of rhizomatic approaches design thinking in creative educational programmes <text:reference-mark-start text:name="ZOTERO_ITEM CSL_CITATION {&quot;citationID&quot;:&quot;gutrzqtc&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7wSjZFA7CU"/>(Biffi et al., 2017)<text:reference-mark-end text:name="ZOTERO_ITEM CSL_CITATION {&quot;citationID&quot;:&quot;gutrzqtc&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7wSjZFA7CU"/>. However researcher identify significant competencies required including to “identify and synthesize the body of technical and even complex knowledge into a feasible structure” <text:reference-mark-start text:name="ZOTERO_ITEM CSL_CITATION {&quot;citationID&quot;:&quot;ezfxdzb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yoPOogspNQ"/>(Biffi et al., 2017:972)<text:reference-mark-end text:name="ZOTERO_ITEM CSL_CITATION {&quot;citationID&quot;:&quot;ezfxdzb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yoPOogspNQ"/>,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3" text:outline-level="3"><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text:soft-page-break/>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citationID&quot;:&quot;oplrcnth&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Iru1UZU5AU"/>(Aurava et al., 2021)<text:reference-mark-end text:name="ZOTERO_ITEM CSL_CITATION {&quot;citationID&quot;:&quot;oplrcnth&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Iru1UZU5AU"/>,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text:p>
      <text:p text:style-name="Text_20_body">Within the concept of jamming, activity which is casual seemingly non-productive can still transmit useful information to guide collaborative practices. As per above and examples in Appedix ? Find.</text:p>
      <text:p text:style-name="Text_20_body">MOVE THIS CLAIM LATER. <text:span text:style-name="T2">Claim:</text:span> The data in this chapter shows the value and further potential of mixing the more mature techniques of MoE and other process drama techniques with the ethos of game jams.</text:p>
      <text:h text:style-name="Heading_20_3" text:outline-level="3"><text:bookmark-start text:name="recommendations-for-practice-based-on-developing-agency-of-participants---write-here-and-move-if-needed."/>Recommendations for practice based on developing agency of Participants - WRITE HERE AND MOVE IF NEEDED.<text:bookmark-end text:name="recommendations-for-practice-based-on-developing-agency-of-participants---write-here-and-move-if-needed."/></text:h>
      <text:p text:style-name="First_20_paragraph">Pull out some of the 3M aspects from Fok, Playtesting, Flexible practice.</text:p>
      <text:list text:style-name="L20">
        <text:list-item>
          <text:p text:style-name="P27">keep it flexible,</text:p>
        </text:list-item>
        <text:list-item>
          <text:p text:style-name="P27">Jamming</text:p>
        </text:list-item>
      </text:list>
      <text:h text:style-name="Heading_20_3" text:outline-level="3"><text:bookmark-start text:name="the-interaction-of-emergent-flexible-deign-practices-and-the-collection-of-game-design-patterns"/>The interaction of emergent / flexible deign practices and the collection of Game Design Patterns<text:bookmark-end text:name="the-interaction-of-emergent-flexible-deign-practices-and-the-collection-of-game-design-patterns"/></text:h>
      <text:p text:style-name="First_20_paragraph">THIS SECTION SHOULD BE DEVELOPED. BUT LATER?</text:p>
      <text:p text:style-name="Text_20_body">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 and authenticity.</text:p>
      <text:p text:style-name="Text_20_body">They are authentic - There is choice - and interaction - contribution to the overall object.</text:p>
      <text:p text:style-name="Text_20_body"/>
      <text:p text:style-name="Text_20_body"/>
      <text:p text:style-name="Text_20_body"/>
      <text:p text:style-name="Text_20_body"/>
      <text:p text:style-name="Text_20_body"/>
      <text:p text:style-name="Text_20_body"/>
      <text:h text:style-name="Heading_20_2" text:outline-level="2"><text:bookmark-start text:name="on-the-drama-process"/>On the Drama Process<text:bookmark-end text:name="on-the-drama-process"/></text:h>
      <text:h text:style-name="Heading_20_3" text:outline-level="3"><text:bookmark-start text:name="discussion-on-conflicts-associated-with-authenticity-of-audience"/>Discussion on conflicts associated with authenticity of audience<text:bookmark-end text:name="discussion-on-conflicts-associated-with-authenticity-of-audience"/></text:h>
      <text:p text:style-name="P3">Learners may not find coding a project a motivating project if it is only a private activity with no authentic audience</text:p>
      <text:p text:style-name="Text_20_body"><text:soft-page-break/>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h text:style-name="Heading_20_3" text:outline-level="3"><text:bookmark-start text:name="observations-on-use-of-side-missions-in-drama-process"/>Observations on use of side missions in drama process<text:bookmark-end text:name="observations-on-use-of-side-missions-in-drama-process"/></text:h>
      <text:p text:style-name="First_20_paragraph">These activities were undertaken by most of the participants. In analysis of one key sessions involving missions from which the transcript was taken. Out of 10 participants, 8 visibly engaged with the secret missions during the session.</text:p>
      <text:p text:style-name="Text_20_body">The process was not without friction. While the some of the secret missions encouraged forms of disruptive play, griefing of playing against the game <text:reference-mark-start text:name="ZOTERO_ITEM CSL_CITATION {&quot;citationID&quot;:&quot;vztxzrme&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6kyGhfYpoJ"/>(Bakioglu, 2008; Bartle, n.d.)<text:reference-mark-end text:name="ZOTERO_ITEM CSL_CITATION {&quot;citationID&quot;:&quot;vztxzrme&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6kyGhfYpoJ"/>. While this increases engagement for some learners, the process also suffered the danger that participants transgress levels of cheekiness and play which explores boundaries, to more disruptive ones. In this context this involved frustration and wasted time for other users. After initially engaging with the process of secret games, Toby and Dave, who were later working on a tricky coding process, expressed frustration at interference.</text:p>
      <text:p text:style-name="Text_20_body">Thus, while promising, limits to this process should be evaluated to avoid overly disruptive behaviour which create barriers to progress. For example, time limits could be in place.</text:p>
      <text:p text:style-name="Text_20_body">This chapter makes limited claims in terms of the effectiveness of this process due to limits in terms of data gathering. However, it can make a claim that this activity has significant potential. HOW EXACTLY?</text:p>
      <text:p text:style-name="Text_20_body">In summary, this activity helped addresses one of the key barriers to taking part in a coding community that of alienation from the culture of coding. The use of missions introduced by facilitator are taken up voluntarily by participants and aimed to address conflicts caused by identity clashes by recognising and encouraging diverse making approaches and styles of community participation.</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text:soft-page-break/>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As well as exploring documentation and accessing technical help within the drama frame, student also engaged in playful dialogue with the aliens unrelated to game making. The process of asking the aliens for technical help within a code project sparked a playful process of informal chatting with the aliens. This chat began to fulfil a function of building insider rapport, creating a fun atmosphere, celebrating the completion of games in the absence of a public showcase, and signposting the achievements of other participants.</text:p>
      <text:p text:style-name="Text_20_body">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process is described in more detail in Appendix 7.x. MOVE THE FOLLOWING TO Appendix</text:p>
      <text:p text:style-name="Text_20_body">While accessible online, the use of the board was mainly active in the last session, where general oversight of the activities taking place in the same room as parents prevented any possible abusive or unsafe behaviour. There was however a fair amount of playful boundary pushing commentary.</text:p>
      <text:p text:style-name="Text_20_body">Examples include: - find cheeky examples.</text:p>
      <text:h text:style-name="Heading_20_3" text:outline-level="3"><text:bookmark-start text:name="discussion-on-dimensions-of-authenticity-and-process-drama"/>Discussion on dimensions of authenticity and Process Drama<text:bookmark-end text:name="discussion-on-dimensions-of-authenticity-and-process-drama"/></text:h>
      <text:p text:style-name="First_20_paragraph">Returning to the work of drama processes, Heathcote <text:reference-mark-start text:name="ZOTERO_ITEM CSL_CITATION {&quot;citationID&quot;:&quot;gbqfqnzh&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X2DYnvo1M5"/>(Heathcote and Bolton, 1994)<text:reference-mark-end text:name="ZOTERO_ITEM CSL_CITATION {&quot;citationID&quot;:&quot;gbqfqnzh&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X2DYnvo1M5"/>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3">must never</text:span> (within the fiction, that is) <text:span text:style-name="T3">be asked to create the actual objects</text:span>. If they had to do this their <text:span text:style-name="T3">in</text:span> expertness would become immediately apparent.”<text:reference-mark-start text:name="ZOTERO_ITEM CSL_CITATION {&quot;citationID&quot;:&quot;aipvgrmm&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Gx1KTbGAnp"/>(Heathcote and Bolton, 1994:18)<text:reference-mark-end text:name="ZOTERO_ITEM CSL_CITATION {&quot;citationID&quot;:&quot;aipvgrmm&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Gx1KTbGAnp"/></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epqsitfx&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vnMuSwfkLD"/>(Hung et al., 2006)<text:reference-mark-end text:name="ZOTERO_ITEM CSL_CITATION {&quot;citationID&quot;:&quot;epqsitfx&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vnMuSwfkLD"/>.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joprhuhi&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WYWDgDF6Pq"/>(Disalvo et al., 2009)<text:reference-mark-end text:name="ZOTERO_ITEM CSL_CITATION {&quot;citationID&quot;:&quot;joprhuhi&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WYWDgDF6Pq"/>.</text:p>
      <text:p text:style-name="Text_20_body"><text:soft-page-break/>There are examples of the authenticity of the audience being used by participants</text:p>
      <text:list text:style-name="L21">
        <text:list-item>
          <text:p text:style-name="P28">Suzanna uses the imagined audience to norm behaviour.</text:p>
        </text:list-item>
        <text:list-item>
          <text:p text:style-name="P28">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3" text:outline-level="3"><text:bookmark-start text:name="discussion-on-making-types-and-process-drama-side-missions"/>Discussion on making types and process drama / side missions<text:bookmark-end text:name="discussion-on-making-types-and-process-drama-side-missions"/></text:h>
      <text:p text:style-name="First_20_paragraph">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sdrjuyxw&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f5JsN15mGQ"/>(Sutton-smith, 2001)<text:reference-mark-end text:name="ZOTERO_ITEM CSL_CITATION {&quot;citationID&quot;:&quot;sdrjuyxw&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f5JsN15mGQ"/>.</text:p>
      <text:h text:style-name="Heading_20_3" text:outline-level="3"><text:bookmark-start text:name="discussion-on-drama-process-and-agency"/>Discussion on Drama Process and Agency<text:bookmark-end text:name="discussion-on-drama-process-and-agency"/></text:h>
      <text:p text:style-name="First_20_paragraph">Aitken’s and Heathcote’s terms follow in italics. Within a <text:span text:style-name="T3">fictional context</text:span> a <text:span text:style-name="T3">responsible team</text:span> is contracted into a <text:span text:style-name="T3">commission</text:span> by a <text:span text:style-name="T3">client</text:span>. The facilitator <text:span text:style-name="T3">frames curriculum elements</text:span> as productive tasks and plans for <text:span text:style-name="T3">tensions</text:span> to arise involving: <text:span text:style-name="T3">authentic contexts</text:span>, <text:span text:style-name="T3">messiness of learning</text:span>, maintaining learner interest and <text:span text:style-name="T3">resilience</text:span> to overcome the <text:span text:style-name="T3">grappling and struggling</text:span> involved. The following sections explore some of these key concepts via the example in vignette.</text:p>
      <text:h text:style-name="Heading_20_3" text:outline-level="3"><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3">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hwmmwmhe&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Pg4zqA7Xha"/>(Stinson and Freebody, 2006; Piazzoli, 2011)<text:reference-mark-end text:name="ZOTERO_ITEM CSL_CITATION {&quot;citationID&quot;:&quot;hwmmwmhe&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Pg4zqA7Xha"/>. The drama process can be viewed as magic circle <text:reference-mark-start text:name="ZOTERO_ITEM CSL_CITATION {&quot;citationID&quot;:&quot;ddjiyxqv&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d4zSCeRrJM"/>(Stenros, 2012; Whitton, 2018)<text:reference-mark-end text:name="ZOTERO_ITEM CSL_CITATION {&quot;citationID&quot;:&quot;ddjiyxqv&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d4zSCeRrJM"/>.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text:soft-page-break/>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4" text:outline-level="4"><text:bookmark-start text:name="reflection-on-reflecting-in-role"/>Reflection on reflecting in role<text:bookmark-end text:name="reflection-on-reflecting-in-role"/></text:h>
      <text:p text:style-name="P3">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qjhiclyp&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zqxWuQ6nZ8"/>(1982:144)<text:reference-mark-end text:name="ZOTERO_ITEM CSL_CITATION {&quot;citationID&quot;:&quot;qjhiclyp&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zqxWuQ6nZ8"/>.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Using the terms of student agency explored in the literature review, here we can see the use of the drama narrative used as a second stimulus both by facilitator to help convene learners and to help them participate in reflection, and project sharing <text:reference-mark-start text:name="ZOTERO_ITEM CSL_CITATION {&quot;citationID&quot;:&quot;lvkgisqz&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mrkQnH7WuW"/>(Sannino, 2015)<text:reference-mark-end text:name="ZOTERO_ITEM CSL_CITATION {&quot;citationID&quot;:&quot;lvkgisqz&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mrkQnH7WuW"/>.</text:p>
      <text:p text:style-name="Text_20_body">LINK TO EXISTING RESEARCH More links to the limits of reflection processes and the challenges of critical approaches in PBL.</text:p>
      <text:h text:style-name="Heading_20_4" text:outline-level="4"><text:bookmark-start text:name="discussion-on-mediated-chat-and-potential-for-addressing-contradictions-in-activity"/>Discussion on mediated chat and potential for addressing contradictions in activity<text:bookmark-end text:name="discussion-on-mediated-chat-and-potential-for-addressing-contradictions-in-activity"/></text:h>
      <text:p text:style-name="First_20_paragraph">Writing in role.</text:p>
      <text:p text:style-name="Text_20_body">MOVED The start of playful chat with aliens process began when Ed in a moment of free time expanded the use of space initially imagined to address technical needs by initiation a playful interaction which, while in the motivation to support different learner identities, was a novel, volitional action in this context. It is helpful to expore this interaction using AT and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potential issues of alienation from the culture of <text:span text:style-name="T3">serious coding</text:span> expressed by other participants.</text:p>
      <text:h text:style-name="Heading_20_4" text:outline-level="4"><text:bookmark-start text:name="concluding-remarks-on-process-drama"/>Concluding remarks on process drama<text:bookmark-end text:name="concluding-remarks-on-process-drama"/></text:h>
      <text:p text:style-name="First_20_paragraph">While inspired by the work on Heathcote on Mantle of the Expert, not all element of the process align directly. For example, the drama does not try to position the participants as expert game <text:soft-page-break/>makers in a professional context.</text:p>
      <text:p text:style-name="Text_20_body">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This aligns with existing research addressing the barriers to effective reflection and meta-cognition on PBL processes. NOTE - EXPLORE THIS IN LR AND DISCUSSION IF KEEPING THIS.</text:p>
      <text:h text:style-name="Heading_20_2" text:outline-level="2"><text:bookmark-start text:name="discussion-section---metaphors-on-developing-agency"/>Discussion section - Metaphors on developing agency<text:bookmark-end text:name="discussion-section---metaphors-on-developing-agency"/></text:h>
      <text:p text:style-name="First_20_paragraph">An underlying proposal of this thesis is the development of learner agency can be facilitated by designing effective learning environments. To do this a good working knowledge of types of developmental agency is useful.</text:p>
      <text:p text:style-name="Text_20_body">This section continues to explore tensions surrounding support learner agency, useful conceptions of agency, to situate later recommendations for researchers and educators working in this area.</text:p>
      <text:p text:style-name="Text_20_body">This section explores these academic conceptions in a playful way using relatable metaphors from related research.</text:p>
      <text:h text:style-name="Heading_20_3" text:outline-level="3"><text:bookmark-start text:name="dual-stimulation-and-conceptions-of-agency"/>Dual stimulation and conceptions of agency<text:bookmark-end text:name="dual-stimulation-and-conceptions-of-agency"/></text:h>
      <text:p text:style-name="First_20_paragraph">As previously explored, varied conceptions of agency exist including: instrumental, authorial and transformative agency <text:reference-mark-start text:name="ZOTERO_ITEM CSL_CITATION {&quot;citationID&quot;:&quot;sblzsfmw&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vCmwusBHsJ"/>(Matusov et al., 2016)<text:reference-mark-end text:name="ZOTERO_ITEM CSL_CITATION {&quot;citationID&quot;:&quot;sblzsfmw&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vCmwusBHsJ"/>. (See methodology chapter). This section explores these conceptions using the core AT concept of dual stimulation.</text:p>
      <text:p text:style-name="Text_20_body">EXPLAIN WHY THIS IS IMPORTANT.</text:p>
      <text:p text:style-name="Text_20_body">The distinction between instrumental forms of agency and more authorial / transformative variants were explored from the perspective of AT in the methodology chapter. CHECK BACK AND WORK OUT WHAT SHOULD GO WHERE.</text:p>
      <text:p text:style-name="Text_20_body">In addition, the table of tensions in Chapter 5 and the transformative use of GDPs in the previous chapter help ground these concepts in the context of this study. Namely: COMPRESS THE BELOW.</text:p>
      <text:list text:style-name="L22">
        <text:list-item>
          <text:p text:style-name="P29">authenticity of documentation: my choice of curated collection of docs prevented friction and potential confusion if using real developer documents, but this could be foregrounded if this was a practice chosen to be prioritised.</text:p>
        </text:list-item>
        <text:list-item>
          <text:p text:style-name="P29">use of GDPs as a quite authentic project-based learning navigation tool</text:p>
        </text:list-item>
        <text:list-item>
          <text:p text:style-name="P29">Authentic coding web development language and coding environment: summary of tension.</text:p>
        </text:list-item>
      </text:list>
      <text:p text:style-name="First_20_paragraph">In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urldppnp&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vA9RkWgxNg"/>(Matusov et al., 2016:433)<text:reference-mark-end text:name="ZOTERO_ITEM CSL_CITATION {&quot;citationID&quot;:&quot;urldppnp&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vA9RkWgxNg"/>.</text:p>
      <text:p text:style-name="Text_20_body">Other tensions were resolved with more fundamental shifts to the overall structure of the activity which can be said to align more closely with the concept of transformative (authorial agency) agency.</text:p>
      <text:p text:style-name="Text_20_body">In many cases design decisions were driven by the response and interest of the participants.</text:p>
      <text:p text:style-name="P6">Research on engendering authorial and transformative agency <text:reference-mark-start text:name="ZOTERO_ITEM CSL_CITATION {&quot;citationID&quot;:&quot;vbcyemf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MdRW3REgM"/><text:span text:style-name="T4">(Engeström, 2006; Haapasaari et al., </text:span><text:soft-page-break/><text:span text:style-name="T4">2016; Sannino et al., 2016)</text:span><text:reference-mark-end text:name="ZOTERO_ITEM CSL_CITATION {&quot;citationID&quot;:&quot;vbcyemfv&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MdRW3REgM"/>.</text:p>
      <text:p text:style-name="Text_20_body">LINK TO SECTION AFTER THE METAPHORS</text:p>
      <text:p text:style-name="P4">How Dual Stimulation informs this</text:p>
      <text:p text:style-name="Text_20_body">The concept of dual stimulation can help illuminate the design and pedagogical tensions related to the interaction of designed and emergent tools and processes, shedding light on dimensions of participant agency.</text:p>
      <text:p text:style-name="Text_20_body">In research on the use of wiki technology by students Lund and Ramussen <text:reference-mark-start text:name="ZOTERO_ITEM CSL_CITATION {&quot;citationID&quot;:&quot;viffpcru&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lGbYivHPir"/>(2008)<text:reference-mark-end text:name="ZOTERO_ITEM CSL_CITATION {&quot;citationID&quot;:&quot;viffpcru&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lGbYivHPir"/>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ajjhtgqo&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EYREAIqbOY"/>(Sannino, 2015)<text:reference-mark-end text:name="ZOTERO_ITEM CSL_CITATION {&quot;citationID&quot;:&quot;ajjhtgqo&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EYREAIqbOY"/> work on the volitional aspect of the process of double stimulation cautions ‘double stimulation cannot be subsumed to the general idea of mediation by symbolic tools’ <text:reference-mark-start text:name="ZOTERO_ITEM CSL_CITATION {&quot;citationID&quot;:&quot;qnkjsurd&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9BEWqIxYjt"/>(2015:2)<text:reference-mark-end text:name="ZOTERO_ITEM CSL_CITATION {&quot;citationID&quot;:&quot;qnkjsurd&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9BEWqIxYjt"/>, it shares the a perspective that there is value in exploring the process to explore participants development of agency in professional and educational settings <text:reference-mark-start text:name="ZOTERO_ITEM CSL_CITATION {&quot;citationID&quot;:&quot;grweirwq&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FPSe6Hoql"/>(Sannino et al., 2016)<text:reference-mark-end text:name="ZOTERO_ITEM CSL_CITATION {&quot;citationID&quot;:&quot;grweirwq&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FPSe6Hoql"/>.</text:p>
      <text:p text:style-name="Text_20_body">For example in my design: Introducing additional tools in the form of documentation to the initial coding environment and template provided in early stages introduced tensions between the opportunities for independent development and the additional complexity of the process.</text:p>
      <text:p text:style-name="Text_20_body">More examples linking DS to practice follow after exploring agency using metaphors.</text:p>
      <text:h text:style-name="Heading_20_3" text:outline-level="3"><text:bookmark-start text:name="metaphors"/>Metaphors<text:bookmark-end text:name="metaphors"/></text:h>
      <text:p text:style-name="First_20_paragraph">How does this all fit together?</text:p>
      <text:h text:style-name="Heading_20_4" text:outline-level="4"><text:bookmark-start text:name="kedging-anchor-metaphor"/>Kedging anchor metaphor<text:bookmark-end text:name="kedging-anchor-metaphor"/></text:h>
      <text:p text:style-name="First_20_paragraph">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p text:style-name="Text_20_body">The following section integrates affordance theory into a metaphor to encompass concerns of a more structured learning design.</text:p>
      <text:h text:style-name="Heading_20_4" text:outline-level="4"><text:bookmark-start text:name="affordances-as-catching-points-metaphor"/><text:soft-page-break/>Affordances as catching points metaphor<text:bookmark-end text:name="affordances-as-catching-points-metaphor"/></text:h>
      <text:p text:style-name="First_20_paragraph">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hus affordances in the learning design can be viewed in this frame as a catching point for these anchors <text:reference-mark-start text:name="ZOTERO_ITEM CSL_CITATION {&quot;citationID&quot;:&quot;swotygyo&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pdHrZqkqcz"/>(Hopwood, 2022)<text:reference-mark-end text:name="ZOTERO_ITEM CSL_CITATION {&quot;citationID&quot;:&quot;swotygyo&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pdHrZqkqcz"/>. An effective learning environment provides a sea bed with many rocks (affordances) for warping anchors (volitional acts of participant agency to transform learning) <text:reference-mark-start text:name="ZOTERO_ITEM CSL_CITATION {&quot;citationID&quot;:&quot;iwpqtuug&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foOdQWQu9F"/>(Aagaard et al., 2022)<text:reference-mark-end text:name="ZOTERO_ITEM CSL_CITATION {&quot;citationID&quot;:&quot;iwpqtuug&quot;,&quot;properties&quot;:{&quot;formattedCitation&quot;:&quot;(Aagaard et al., 2022)&quot;,&quot;plainCitation&quot;:&quot;(Aagaard et al., 2022)&quot;,&quot;noteIndex&quot;:0},&quot;citationItems&quot;:[{&quot;id&quot;:8791,&quot;uris&quot;:[&quot;http://zotero.org/users/1913249/items/GEDPYN8B&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foOdQWQu9F"/>.</text:p>
      <text:p text:style-name="Text_20_body">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To shift the metaphor here, 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h text:style-name="Heading_20_3" text:outline-level="3"><text:bookmark-start text:name="playgrounds-and-sheltered-harbours"/>Playgrounds and sheltered harbours<text:bookmark-end text:name="playgrounds-and-sheltered-harbour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qodpasnv&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gK4Vtlamqj"/>(Hagge, 2018)<text:reference-mark-end text:name="ZOTERO_ITEM CSL_CITATION {&quot;citationID&quot;:&quot;qodpasnv&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gK4Vtlamqj"/>. Thus to make one addition to the metaphor this design is like a sea-harbour, tools like Scratch are like a swimming pool.</text:p>
      <text:p text:style-name="P4">Growing / Gardening metaphors</text:p>
      <text:p text:style-name="Text_20_body">We can substitute the metaphor of playground/ harbour with that of a walled garden.</text:p>
      <text:p text:style-name="Text_20_body">The title to this chapter is <text:span text:style-name="T3">Seeding and Nurturing Game Making Communities to Facilitate Learner Agency</text:span>. It could be extended to <text:span text:style-name="T3">Rewilding</text:span> metaphor to reflect the importance of leaving learners to evolve their own processes as a form of authorial and transformational agency, albeit within the forms of pedagogical walled gardens.</text:p>
      <text:p text:style-name="P4">The freedoms and restrictions of playgrounds</text:p>
      <text:p text:style-name="Text_20_body"><text:soft-page-break/>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4" text:outline-level="4"><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hus, I propose that key areas of the learning design should be more open in structure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2" text:outline-level="2"><text:bookmark-start text:name="exploring-conceptions-of-agency-via-a-synthesis-of-the-findings-of-this-study-using-metaphors-above"/>Exploring conceptions of agency via a synthesis of the findings of this study (using metaphors above)<text:bookmark-end text:name="exploring-conceptions-of-agency-via-a-synthesis-of-the-findings-of-this-study-using-metaphors-above"/></text:h>
      <text:h text:style-name="Heading_20_3" text:outline-level="3"><text:bookmark-start text:name="discussion-on-agency-concerning-tools-and-resources-authenticity-in-particular"/>Discussion on agency concerning tools and resources (authenticity in particular)<text:bookmark-end text:name="discussion-on-agency-concerning-tools-and-resources-authenticity-in-particular"/></text:h>
      <text:p text:style-name="First_20_paragraph">Chapter 4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h text:style-name="Heading_20_4" text:outline-level="4"><text:bookmark-start text:name="increased-scaffolding-of-tools-can-increase-instrumental-agency-but-at-what-cost"/>Increased scaffolding of tools can increase instrumental agency but at what cost?<text:bookmark-end text:name="increased-scaffolding-of-tools-can-increase-instrumental-agency-but-at-what-cost"/></text:h>
      <text:p text:style-name="First_20_paragraph">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kgkasovp&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UzTow4BhOC"/>(Resnick et al., 2005)<text:reference-mark-end text:name="ZOTERO_ITEM CSL_CITATION {&quot;citationID&quot;:&quot;kgkasovp&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UzTow4BhOC"/>. Techniques or concepts which are embodied in both the Scratch software and the adaptations to the tool set of this intervention include:</text:p>
      <text:list text:style-name="L23">
        <text:list-item>
          <text:p text:style-name="P30"><text:soft-page-break/>reducing barriers to entry through techniques to avoid code syntax errors</text:p>
        </text:list-item>
        <text:list-item>
          <text:p text:style-name="P30">increasing engagement with a code authoring environment that provides live feedback of the results of code output</text:p>
        </text:list-item>
        <text:list-item>
          <text:p text:style-name="P30">supporting immediacy of creative process by providing a library of assets.</text:p>
        </text:list-item>
        <text:list-item>
          <text:p text:style-name="P30">The use of black boxes?</text:p>
        </text:list-item>
      </text:list>
      <text:p text:style-name="First_20_paragraph">IT FEELS LIKE IT WOULD BE GOOD TO TRY TO SQUEEZE THIS BIT INTO CHAPTER 4 ? PERHAPS via some ADDITION TO A TABLE AT THE END OF CHATPER 4</text:p>
      <text:p text:style-name="Text_20_body">While these elements of ethos are aligned, the process of supporting novices to use an authentic, text-based language and authoring tools used by professional community required more specific adaptations (o) : creating simplified but extendable starting template; highlighting code variables as key design affordances; using a grid structure to visually facilitate level design; and simplifying the syntax and the structure of the game code.</text:p>
      <text:p text:style-name="Text_20_body">Of particular relevant to the process of this design is the constructionist design principles, choose black boxes carefully. Resnick <text:reference-mark-start text:name="ZOTERO_ITEM CSL_CITATION {&quot;citationID&quot;:&quot;ytmlwyyx&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2i5Q5dPOyu"/>(Resnick and Silverman, 2005)<text:reference-mark-end text:name="ZOTERO_ITEM CSL_CITATION {&quot;citationID&quot;:&quot;ytmlwyyx&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2i5Q5dPOyu"/> explains the designing of black boxes as the process of as abstracting away areas potentially problematic areas of the production process. Black boxes allow the learning design to steer participants towards the exploration of certain concepts and away from those that have been hidden.</text:p>
      <text:p text:style-name="Text_20_body">The <text:span text:style-name="T3">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text:p>
      <text:h text:style-name="Heading_20_4" text:outline-level="4"><text:bookmark-start text:name="different-black-boxes-for-different-goals"/>Different black boxes for different goals<text:bookmark-end text:name="different-black-boxes-for-different-goal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h text:style-name="Heading_20_4" text:outline-level="4"><text:bookmark-start text:name="the-potentially-awesome-impact-of-lifting-the-lid-on-authentic-technologies"/>The potentially awesome impact of lifting the lid on authentic technologies<text:bookmark-end text:name="the-potentially-awesome-impact-of-lifting-the-lid-on-authentic-technologies"/></text:h>
      <text:p text:style-name="First_20_paragraph">Lifting the lid on hidden technologies and concepts in hands-on, exploratory processes can be empowering for participants. Ratto explores this via critical making <text:reference-mark-start text:name="ZOTERO_ITEM CSL_CITATION {&quot;citationID&quot;:&quot;lutxgtzi&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DtRr2DHEle"/>(Ratto, 2011)<text:reference-mark-end text:name="ZOTERO_ITEM CSL_CITATION {&quot;citationID&quot;:&quot;lutxgtzi&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DtRr2DHEle"/>, a process which playfully surfaces Latour’s <text:reference-mark-start text:name="ZOTERO_ITEM CSL_CITATION {&quot;citationID&quot;:&quot;pwcjfqpr&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zvY35oIM4N"/>(Weibel and Latour, 2005; Latour, 2008)<text:reference-mark-end text:name="ZOTERO_ITEM CSL_CITATION {&quot;citationID&quot;:&quot;pwcjfqpr&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zvY35oIM4N"/>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4" text:outline-level="4"><text:bookmark-start text:name="exploring-characteristics-of-the-learning-design-using-different-dimensions-of-agency-previous-metaphors"/><text:soft-page-break/>Exploring characteristics of the learning design using different dimensions of agency &amp; previous metaphors<text:bookmark-end text:name="exploring-characteristics-of-the-learning-design-using-different-dimensions-of-agency-previous-metaphors"/></text:h>
      <text:p text:style-name="P5">Integrate research on engendering authorial and transformative agency <text:reference-mark-start text:name="ZOTERO_ITEM CSL_CITATION {&quot;citationID&quot;:&quot;uxyelmuq&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xxFdOHawYV"/><text:span text:style-name="T4">(Engeström, 2006; Haapasaari et al., 2016; Sannino et al., 2016)</text:span><text:reference-mark-end text:name="ZOTERO_ITEM CSL_CITATION {&quot;citationID&quot;:&quot;uxyelmuq&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xxFdOHawYV"/>.</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dwqsyehe&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vmh75Gg8Q9"/>(Pogue, 2017)<text:reference-mark-end text:name="ZOTERO_ITEM CSL_CITATION {&quot;citationID&quot;:&quot;dwqsyehe&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vmh75Gg8Q9"/>.</text:p>
      <text:p text:style-name="Text_20_body">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text:p>
      <text:p text:style-name="Text_20_body">This curated replication of authentic process of finding and incorporating code snippets into the starting template supported the development of skills used in professional coding communities.</text:p>
      <text:p text:style-name="Text_20_body">The careful alignment between navigational documentation and the participants driving objectives of the mid-level activity system of implementing a game element, also helped avoid mismatch between task and tools described above as mismatch between primary and secondary stimuli.</text:p>
      <text:p text:style-name="Text_20_body">The process aligns with the concept of just-in-time instruction.</text:p>
      <text:p text:style-name="Text_20_body">While the genesis engendered authorial agency, if repeated this process of careful alignment would represent instrumental agency.</text:p>
      <text:p text:style-name="Text_20_body">Other affordances of the design would encourage greater authorial (and relational agency), for example those designed to build user’s sense of belonging in the game making community.</text:p>
      <text:h text:style-name="Heading_20_4" text:outline-level="4"><text:bookmark-start text:name="agency-in-response-to-a-series-of-second-stimuli-aimed-at-participant-identity"/>Agency in response to a series of second stimuli aimed at participant identity<text:bookmark-end text:name="agency-in-response-to-a-series-of-second-stimuli-aimed-at-participant-identity"/></text:h>
      <text:list text:style-name="L24">
        <text:list-item>
          <text:p text:style-name="P31">game player types</text:p>
        </text:list-item>
        <text:list-item>
          <text:p text:style-name="P31">side missions</text:p>
        </text:list-item>
        <text:list-item>
          <text:p text:style-name="P31">?</text:p>
        </text:list-item>
      </text:list>
      <text:p text:style-name="First_20_paragraph">Learner agency in the form of choice over the chosen activity is present not only in the dimensions of the difficulty and theme of the game features they wished to add, but also in their approach to undertaking it.</text:p>
      <text:p text:style-name="Text_20_body">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text:soft-page-break/>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h text:style-name="Heading_20_2" text:outline-level="2"><text:bookmark-start text:name="summary-of-implications-for-practice-to-encourage-agency"/>Summary of implications for practice to encourage agency<text:bookmark-end text:name="summary-of-implications-for-practice-to-encourage-agency"/></text:h>
      <text:p text:style-name="First_20_paragraph">NOTE - HOW MUCH OF THIS IS ALREADY IN PREVIOUS SECTIONS?</text:p>
      <text:p text:style-name="Text_20_body">After exploring varied understandings of agency and manifestations in this context. What are resulting implication for practice in brief - COMPARE TO RELEVANT SECTION IN NEXT CHAPTER.</text:p>
      <text:h text:style-name="Heading_20_3" text:outline-level="3"><text:bookmark-start text:name="asking-questions-about-the-challenge-of-applying-this-model-to-classroom-environments."/>Asking questions about the challenge of applying this model to classroom environments.<text:bookmark-end text:name="asking-questions-about-the-challenge-of-applying-this-model-to-classroom-environments."/></text:h>
      <text:p text:style-name="First_20_paragraph">This chapter has narrowed down form cultural observations to guided particpation and then personal appropriation of of tools and practices.</text:p>
      <text:p text:style-name="Text_20_body">Is this a good section to begin to ask how appropriate is the 3M approach (summarise in the next chapter), to a classroom setting?</text:p>
      <text:p text:style-name="Text_20_body">In a classroom setting the personal appropriation would have different expectations. The recreation of concepts and knowledge for testing purposes or even more formative assessment is quite different from the more naturalistic approaches outlined here. DISCUSS MORE.</text:p>
      <text:h text:style-name="Heading_20_4" text:outline-level="4"><text:bookmark-start text:name="divining-authentic-frameworks"/>Divining authentic frameworks<text:bookmark-end text:name="divining-authentic-frameworks"/></text:h>
      <text:p text:style-name="First_20_paragraph">The process of discovering the framework of GDPs explored in chapter five merits exploration from the perspective of replicability.</text:p>
      <text:p text:style-name="Text_20_body">Is there is something particular about the format of the game product to be designed that particularly suits this process. What other products does it suit?</text:p>
      <text:p text:style-name="Text_20_body">What are the broad implication for the use of this frameworks in other domains.</text:p>
      <text:p text:style-name="Text_20_body">PERHAPS ONE FOR FINAL CHAPTER</text:p>
      <text:h text:style-name="Heading_20_4" text:outline-level="4"><text:bookmark-start text:name="keeping-hard-fun-hard"/>Keeping hard fun hard<text:bookmark-end text:name="keeping-hard-fun-hard"/></text:h>
      <text:p text:style-name="First_20_paragraph">Hard fun is a well used concept in creative computing education.</text:p>
      <text:p text:style-name="Text_20_body">A relevant challenge is the difficulty of structuring resources in a way which can support the diversity of the directions in which participant want to progress their design. My results Drawing from authentic resources can be chaotic and create problematic errors.</text:p>
      <text:p text:style-name="Text_20_body">Where participants lacked the concepts and technical language needed to find external support materials, the combination of the starting code template and a selection of curated code and documentation examples helped address this.</text:p>
      <text:p text:style-name="Text_20_body">However, in designing out conflicts the facilitator may reduce the capacity for participants to profitably address them, both as individuals pair or collectively as a group. There is a balance here for the facilitator to take an appropriate position on.</text:p>
      <text:p text:style-name="Text_20_body">Some parents were aware of this tension as outlined in appendix.</text:p>
      <text:p text:style-name="Text_20_body"><text:soft-page-break/>There is a potential tension between instrumental agency and transformative agency.</text:p>
      <text:h text:style-name="Heading_20_2" text:outline-level="2"><text:bookmark-start text:name="implications-in-conceptualisations-of-forms-of-agency"/>Implications in conceptualisations of forms of agency<text:bookmark-end text:name="implications-in-conceptualisations-of-forms-of-agency"/></text:h>
      <text:p text:style-name="First_20_paragraph">THIS SHOULD BE DROPPED OR INTEGRATED TO SOMEWHERE ELSE? CONCLUSION PERHAPS.</text:p>
      <text:p text:style-name="Text_20_body">This thesis has explored agency through the following concepts: instrumental agency, authorial agency, and transformative agency through double stimulation.</text:p>
      <text:p text:style-name="Text_20_body">This section contributes observations from this research process with the following aims. - to serve other researchers undertaking similar work using activity theory and design based approach - to help practitioners be research informed</text:p>
      <text:p text:style-name="Text_20_body">There is alignment with other research in terms of how</text:p>
      <text:list text:style-name="L25">
        <text:list-item>
          <text:p text:style-name="P32">authenticity of tools can be problematic and needs design adaptation, often black boxing</text:p>
        </text:list-item>
        <text:list-item>
          <text:p text:style-name="P32">this process merits attention and alignment with overall project aims of the designer</text:p>
        </text:list-item>
        <text:list-item>
          <text:p text:style-name="P32">Challenges encountered by students in tool use can result in productive and creative responses in development of production cultures (explored later)</text:p>
        </text:list-item>
        <text:list-item>
          <text:p text:style-name="P32">ideally emergent and producing a culture series of</text:p>
        </text:list-item>
      </text:list>
      <text:h text:style-name="Heading_20_2" text:outline-level="2"><text:bookmark-start text:name="conclusion"/>Conclusion<text:bookmark-end text:name="conclusion"/></text:h>
      <text:p text:style-name="First_20_paragraph">In AT terminology, this chapter has in a general sense returned to the concrete (see Marx / Blunden). Chapter four outlined a design narrative where tools were chosen and adapted by myself and Participants in response to local context. Chapter five explored the emerging organisational unit of GDPs, and how they were used as meditational strategies. 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 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search outputs, implications and recommendations for facilitators and research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4-06-26T12:22:11Z</meta:creation-date>
    <dc:date>2024-06-26T13:22:41.324572608</dc:date>
    <meta:editing-duration>PT23S</meta:editing-duration>
    <meta:editing-cycles>1</meta:editing-cycles>
    <meta:document-statistic meta:table-count="1" meta:image-count="0" meta:object-count="0" meta:page-count="20" meta:paragraph-count="351" meta:word-count="9810" meta:character-count="62658" meta:non-whitespace-character-count="53264"/>
    <meta:user-defined meta:name="ZOTERO_PREF_1">&lt;data data-version="3" zotero-version="6.0.35"&gt;&lt;session id="NqhI9UHK"/&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